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28163" officeooo:paragraph-rsid="00128163"/>
    </style:style>
    <style:style style:name="P2" style:family="paragraph" style:parent-style-name="Standard">
      <style:text-properties officeooo:rsid="0012baca" officeooo:paragraph-rsid="0012baca"/>
    </style:style>
    <style:style style:name="P3" style:family="paragraph" style:parent-style-name="Standard">
      <style:text-properties officeooo:rsid="00128163" officeooo:paragraph-rsid="00128163" fo:background-color="#ffff00"/>
    </style:style>
    <style:style style:name="P4" style:family="paragraph" style:parent-style-name="Standard">
      <style:text-properties officeooo:rsid="0012baca" officeooo:paragraph-rsid="0012baca"/>
    </style:style>
    <style:style style:name="P5" style:family="paragraph" style:parent-style-name="Standard">
      <style:text-properties officeooo:rsid="00128163" officeooo:paragraph-rsid="00128163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ception a gérer</text:p>
      <text:p text:style-name="P1"/>
      <text:p text:style-name="P1">type saisie par utilisateur</text:p>
      <text:p text:style-name="P3">nb pirate=nb objet=nb preferences</text:p>
      <text:p text:style-name="P5">fichier non trouvé</text:p>
      <text:p text:style-name="P5">0 pirate</text:p>
      <text:p text:style-name="P5">nom pirate différent </text:p>
      <text:p text:style-name="P5">nom objet différent</text:p>
      <text:p text:style-name="P5">deteste : pirate inexistant</text:p>
      <text:p text:style-name="P5">preference : objet et pirate existant</text:p>
      <text:p text:style-name="P5">verifier que pirate pas déjà jaloux entre eux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14T23:40:38.999137219</meta:creation-date>
    <dc:date>2021-12-16T02:25:58.214121321</dc:date>
    <meta:editing-duration>PT2H6M20S</meta:editing-duration>
    <meta:editing-cycles>2</meta:editing-cycles>
    <meta:generator>LibreOffice/7.1.0.3$MacOSX_X86_64 LibreOffice_project/f6099ecf3d29644b5008cc8f48f42f4a40986e4c</meta:generator>
    <meta:document-statistic meta:table-count="0" meta:image-count="0" meta:object-count="0" meta:page-count="1" meta:paragraph-count="10" meta:word-count="40" meta:character-count="252" meta:non-whitespace-character-count="221"/>
  </office:meta>
</office:document-meta>
</file>